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1B30000522400007420E7B751B1.svg" manifest:media-type=""/>
  <manifest:file-entry manifest:full-path="Pictures/100002010000025300000349C0831BC8.png" manifest:media-type=""/>
  <manifest:file-entry manifest:full-path="Pictures/10000000000002D00000021CDCA7E4EE.png" manifest:media-type=""/>
  <manifest:file-entry manifest:full-path="Pictures/10000201000002D10000021C7D0F3E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irst-title">
      <style:graphic-properties draw:auto-grow-height="true" fo:min-height="14.893cm"/>
    </style:style>
    <style:style style:name="pr2" style:family="presentation" style:parent-style-name="first-title">
      <style:graphic-properties fo:min-height="4.6cm"/>
    </style:style>
    <style:style style:name="pr3" style:family="presentation" style:parent-style-name="first-title">
      <style:graphic-properties draw:stroke="none" draw:fill="none" fo:min-height="1.424cm"/>
    </style:style>
    <style:style style:name="pr4" style:family="presentation" style:parent-style-name="first-notes">
      <style:graphic-properties draw:fill-color="#ffffff" draw:auto-grow-height="true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19">
        <office:forms form:automatic-focus="false" form:apply-design-mode="false"/>
        <draw:frame presentation:style-name="pr1" draw:text-style-name="P1" draw:layer="layout" svg:width="25.199cm" svg:height="14.893cm" svg:x="1.4cm" svg:y="2.2cm" presentation:class="title" presentation:user-transformed="true">
          <draw:text-box>
            <text:p><text:span text:style-name="T1">CLI tools in Python + interesting/useful packages</text:span></text:p>
          </draw:text-box>
        </draw:frame>
        <draw:frame presentation:style-name="pr2" draw:text-style-name="P2" draw:layer="layout" svg:width="25.199cm" svg:height="4.6cm" svg:x="1.401cm" svg:y="15cm" presentation:class="title" presentation:user-transformed="true">
          <draw:text-box>
            <text:p><text:span text:style-name="T2">Martin Pavlásek</text:span><text:span text:style-name="T2"><text:line-break/></text:span><text:span text:style-name="T3">RedHat, DevConf, 2016-02-05</text:span></text:p>
          </draw:text-box>
        </draw:frame>
        <draw:frame presentation:style-name="pr3" draw:layer="layout" svg:width="28cm" svg:height="1.424cm" svg:x="0cm" svg:y="12cm">
          <draw:text-box>
            <text:p><text:span text:style-name="T2">~ Workshop ~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3" draw:display-name="Bitmape 3" xlink:href="Pictures/10000201000002D10000021C7D0F3E69.png" xlink:type="simple" xlink:show="embed" xlink:actuate="onLoad"/>
    <draw:fill-image draw:name="background" xlink:href="Pictures/10000000000002D00000021CDCA7E4EE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bitmap" draw:fill-color="#ffcc00" draw:fill-image-name="Bitmape_20_3" draw:fill-image-width="0cm" draw:fill-image-height="0cm" style:repeat="stretch"/>
      <style:text-properties style:letter-kerning="true"/>
    </style:style>
    <style:style style:name="chap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fill-color="#0066ff" draw:fill-image-width="0cm" draw:fill-image-height="0cm" draw:auto-grow-height="false" draw:fit-to-size="shrink-to-fit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none" draw:fill-color="#579d1c" draw:fill-image-width="0cm" draw:fill-image-height="0cm" draw:textarea-vertical-align="middle">
        <text:list-style style:name="chap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6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66pt" style:font-style-asian="normal" style:font-weight-asian="normal" style:font-name-complex="Lohit Devanagari" style:font-family-complex="'Lohit Devanagari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bitmap" draw:fill-color="#cc0000" draw:fill-image-name="background" draw:fill-image-width="0cm" draw:fill-image-height="0cm" style:repeat="stretch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cm" fo:margin-bottom="0.4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cm" fo:margin-bottom="0.3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cm" fo:margin-bottom="0.2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cm" fo:margin-bottom="0.1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cm" fo:margin-bottom="0.1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cm" fo:margin-bottom="0.1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cm" fo:margin-bottom="0.1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cm" fo:margin-bottom="0.1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cc00" draw:fill-image-name="Bitmape_20_3" draw:fill-image-width="0cm" draw:fill-image-height="0cm" style:repeat="stretch"/>
    </style:style>
    <style:style style:name="Mdp3" style:family="drawing-page">
      <style:drawing-page-properties draw:background-size="border" draw:fill="bitmap" draw:fill-color="#cc0000" draw:fill-image-name="background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title">
      <style:graphic-properties draw:auto-grow-height="false" fo:min-height="3.507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hapter-title">
      <style:graphic-properties draw:auto-grow-height="false" fo:min-height="3.507cm"/>
    </style:style>
    <style:style style:name="Mpr6" style:family="presentation" style:parent-style-name="chapter-outline1">
      <style:graphic-properties fo:min-height="12.18cm"/>
    </style:style>
    <style:style style:name="Mpr7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pter" style:page-layout-name="PM1" draw:style-name="Mdp2">
      <office:forms form:automatic-focus="false" form:apply-design-mode="false"/>
      <draw:frame presentation:style-name="Mpr5" draw:layer="backgroundobjects" svg:width="25.199cm" svg:height="15.293cm" svg:x="1.4cm" svg:y="1.8cm" presentation:class="title">
        <draw:text-box>
          <text:p>Click to edit the title text format</text:p>
        </draw:text-box>
      </draw:frame>
      <draw:frame presentation:style-name="Mpr6" draw:layer="backgroundobjects" svg:width="25.199cm" svg:height="11.493cm" svg:x="1.201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chapter-title" draw:layer="backgroundobjects" svg:width="0.001cm" svg:height="0.001cm" svg:x="0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3">
      <office:forms form:automatic-focus="false" form:apply-design-mode="false"/>
      <draw:frame presentation:style-name="first-title" draw:layer="backgroundobjects" svg:width="25.199cm" svg:height="16.25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02010000025300000349C0831BC8.png" xlink:type="simple" xlink:show="embed" xlink:actuate="onLoad"/>
        <draw:image xlink:href="Pictures/100021B30000522400007420E7B751B1.svg" xlink:type="simple" xlink:show="embed" xlink:actuate="onLoad">
          <text:p/>
        </draw:image>
      </draw:frame>
      <presentation:notes style:page-layout-name="PM0">
        <draw:page-thumbnail presentation:style-name="first-title" draw:layer="backgroundobjects" svg:width="0.001cm" svg:height="0.001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22:54:40.285879550</meta:creation-date>
    <dc:date>2016-02-04T10:52:01.749815312</dc:date>
    <meta:editing-duration>PT19M43S</meta:editing-duration>
    <meta:editing-cycles>26</meta:editing-cycles>
    <meta:generator>LibreOffice/4.1.6.2$Linux_X86_64 LibreOffice_project/410$Build-2</meta:generator>
    <meta:document-statistic meta:object-count="49"/>
  </office:meta>
</office:document-meta>
</file>